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059a" officeooo:paragraph-rsid="0005059a"/>
    </style:style>
    <style:style style:name="P2" style:family="paragraph" style:parent-style-name="Standard" style:list-style-name="L1">
      <style:text-properties officeooo:rsid="00052244" officeooo:paragraph-rsid="00052244"/>
    </style:style>
    <style:style style:name="P3" style:family="paragraph" style:parent-style-name="Standard" style:list-style-name="L1">
      <style:text-properties officeooo:rsid="00064889" officeooo:paragraph-rsid="00075794"/>
    </style:style>
    <style:style style:name="P4" style:family="paragraph" style:parent-style-name="Standard" style:list-style-name="L1">
      <style:text-properties officeooo:rsid="000a3c9f" officeooo:paragraph-rsid="000a3c9f"/>
    </style:style>
    <style:style style:name="P5" style:family="paragraph" style:parent-style-name="Standard" style:list-style-name="L1">
      <style:text-properties officeooo:rsid="000bf7c4" officeooo:paragraph-rsid="000bf7c4"/>
    </style:style>
    <style:style style:name="P6" style:family="paragraph" style:parent-style-name="Standard" style:list-style-name="L1">
      <style:text-properties officeooo:rsid="000d6545" officeooo:paragraph-rsid="000d6545"/>
    </style:style>
    <style:style style:name="P7" style:family="paragraph" style:parent-style-name="Standard" style:list-style-name="L1">
      <style:text-properties officeooo:rsid="000dc03f" officeooo:paragraph-rsid="000dc03f"/>
    </style:style>
    <style:style style:name="P8" style:family="paragraph" style:parent-style-name="Standard" style:list-style-name="L1">
      <style:text-properties officeooo:rsid="0012caea" officeooo:paragraph-rsid="0012caea"/>
    </style:style>
    <style:style style:name="P9" style:family="paragraph" style:parent-style-name="Standard" style:list-style-name="L1">
      <style:text-properties officeooo:rsid="0017760b" officeooo:paragraph-rsid="0017760b"/>
    </style:style>
    <style:style style:name="P10" style:family="paragraph" style:parent-style-name="Standard" style:list-style-name="L1">
      <style:text-properties officeooo:rsid="001925e6" officeooo:paragraph-rsid="001925e6"/>
    </style:style>
    <style:style style:name="P11" style:family="paragraph" style:parent-style-name="Standard" style:list-style-name="L1">
      <style:text-properties officeooo:rsid="001b661a" officeooo:paragraph-rsid="001b661a"/>
    </style:style>
    <style:style style:name="P12" style:family="paragraph" style:parent-style-name="Standard" style:list-style-name="L1">
      <style:text-properties officeooo:rsid="001d5499" officeooo:paragraph-rsid="001d5499"/>
    </style:style>
    <style:style style:name="P13" style:family="paragraph" style:parent-style-name="Standard" style:list-style-name="L1">
      <style:text-properties officeooo:rsid="001e97e0" officeooo:paragraph-rsid="001e97e0"/>
    </style:style>
    <style:style style:name="P14" style:family="paragraph" style:parent-style-name="Standard" style:list-style-name="L1">
      <style:text-properties officeooo:rsid="001f2496" officeooo:paragraph-rsid="001f2496"/>
    </style:style>
    <style:style style:name="P15" style:family="paragraph" style:parent-style-name="Standard" style:list-style-name="L1">
      <style:text-properties officeooo:rsid="002078ca" officeooo:paragraph-rsid="002078ca"/>
    </style:style>
    <style:style style:name="P16" style:family="paragraph" style:parent-style-name="Standard" style:list-style-name="L1">
      <style:text-properties officeooo:rsid="002192d2" officeooo:paragraph-rsid="002192d2"/>
    </style:style>
    <style:style style:name="P17" style:family="paragraph" style:parent-style-name="Standard" style:list-style-name="L1">
      <style:text-properties officeooo:rsid="00245002" officeooo:paragraph-rsid="00245002"/>
    </style:style>
    <style:style style:name="P18" style:family="paragraph" style:parent-style-name="Standard" style:list-style-name="L1">
      <style:text-properties officeooo:rsid="0026f32a" officeooo:paragraph-rsid="0026f32a"/>
    </style:style>
    <style:style style:name="P19" style:family="paragraph" style:parent-style-name="Standard" style:list-style-name="L1">
      <style:text-properties officeooo:rsid="00295203" officeooo:paragraph-rsid="00295203"/>
    </style:style>
    <style:style style:name="P20" style:family="paragraph" style:parent-style-name="Standard" style:list-style-name="L1">
      <style:text-properties officeooo:rsid="002b50f0" officeooo:paragraph-rsid="002b50f0"/>
    </style:style>
    <style:style style:name="P21" style:family="paragraph" style:parent-style-name="Standard" style:list-style-name="L1">
      <style:text-properties officeooo:rsid="002c6bf8" officeooo:paragraph-rsid="002c6bf8"/>
    </style:style>
    <style:style style:name="P22" style:family="paragraph" style:parent-style-name="Standard" style:list-style-name="L1">
      <style:text-properties officeooo:rsid="002efe92" officeooo:paragraph-rsid="002efe92"/>
    </style:style>
    <style:style style:name="P23" style:family="paragraph" style:parent-style-name="Standard" style:list-style-name="L1">
      <style:text-properties officeooo:rsid="0030084b" officeooo:paragraph-rsid="0030084b"/>
    </style:style>
    <style:style style:name="P24" style:family="paragraph" style:parent-style-name="Standard" style:list-style-name="L1">
      <style:text-properties officeooo:rsid="00301559" officeooo:paragraph-rsid="00301559"/>
    </style:style>
    <style:style style:name="P25" style:family="paragraph" style:parent-style-name="Standard" style:list-style-name="L1">
      <style:text-properties officeooo:rsid="0031b185" officeooo:paragraph-rsid="0031b185"/>
    </style:style>
    <style:style style:name="T1" style:family="text">
      <style:text-properties officeooo:rsid="00075794"/>
    </style:style>
    <style:style style:name="T2" style:family="text">
      <style:text-properties officeooo:rsid="000fa056"/>
    </style:style>
    <style:style style:name="T3" style:family="text">
      <style:text-properties officeooo:rsid="001966a1"/>
    </style:style>
    <style:style style:name="T4" style:family="text">
      <style:text-properties officeooo:rsid="001bcb99"/>
    </style:style>
    <style:style style:name="T5" style:family="text">
      <style:text-properties officeooo:rsid="002192d2"/>
    </style:style>
    <style:style style:name="T6" style:family="text">
      <style:text-properties officeooo:rsid="00236294"/>
    </style:style>
    <style:style style:name="T7" style:family="text">
      <style:text-properties officeooo:rsid="00245002"/>
    </style:style>
    <style:style style:name="T8" style:family="text">
      <style:text-properties officeooo:rsid="002a3504"/>
    </style:style>
    <style:style style:name="T9" style:family="text">
      <style:text-properties officeooo:rsid="002d9192"/>
    </style:style>
    <style:style style:name="T10" style:family="text">
      <style:text-properties officeooo:rsid="002fe13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31223512878841988" text:style-name="L1">
        <text:list-item>
          <text:p text:style-name="P1">Learning by doing is the most efficient way of learning engineering.</text:p>
        </text:list-item>
        <text:list-item>
          <text:p text:style-name="P2">Architecture is important because it:</text:p>
          <text:list>
            <text:list-item>
              <text:p text:style-name="P2">Control<text:span text:style-name="T2">s</text:span> complexity</text:p>
            </text:list-item>
            <text:list-item>
              <text:p text:style-name="P2">Enforces best practice</text:p>
            </text:list-item>
            <text:list-item>
              <text:p text:style-name="P2">Give consistency and uniformity</text:p>
            </text:list-item>
            <text:list-item>
              <text:p text:style-name="P2">Increase predictability</text:p>
            </text:list-item>
            <text:list-item>
              <text:p text:style-name="P2">Enable re-use</text:p>
            </text:list-item>
          </text:list>
        </text:list-item>
        <text:list-item>
          <text:p text:style-name="P3">Tools are there to help you not to replac<text:span text:style-name="T1">e</text:span> your brain.</text:p>
        </text:list-item>
        <text:list-item>
          <text:p text:style-name="P4">Good programmers can get comfortable with a new language in a week, and view languages as tools, not religions to be guarded and defended from slander.</text:p>
        </text:list-item>
        <text:list-item>
          <text:p text:style-name="P5">Conflicts exist everywhere, you always need to trade-off.</text:p>
        </text:list-item>
        <text:list-item>
          <text:p text:style-name="P6">Unit testing is essential.</text:p>
        </text:list-item>
        <text:list-item>
          <text:p text:style-name="P7">Coding should be easy and straightforward, otherwise, there's something wrong with the project.</text:p>
        </text:list-item>
        <text:list-item>
          <text:p text:style-name="P8">The answer may be wrong(Always suspects the answers the computer gives).</text:p>
        </text:list-item>
        <text:list-item>
          <text:p text:style-name="P9">Source codes are easy to write but hard to read, to understand a program, reading the source codes should be the last thing to do.</text:p>
        </text:list-item>
        <text:list-item>
          <text:p text:style-name="P10">To write high quality source codes, <text:span text:style-name="T3">check the source codes not only from a developer's view, but also from a source codes consumer's(other developers who invoke your source code) view, and the source code tester's view, and also review and re-factoring.</text:span></text:p>
        </text:list-item>
        <text:list-item>
          <text:p text:style-name="P11">Progressive Disclosure, is a concept in User Interface Design which advocates only presenting to the user the information they need <text:span text:style-name="T4">WHEN they need it</text:span>.</text:p>
        </text:list-item>
        <text:list-item>
          <text:p text:style-name="P12">Plans will be forgotten, schedules will be delayed, standards will be corrupted, this is the reality.</text:p>
        </text:list-item>
        <text:list-item>
          <text:p text:style-name="P13">The highest reality is the time and the desire.</text:p>
        </text:list-item>
        <text:list-item>
          <text:p text:style-name="P14">Methods are not learned from others, they're tried out by oneself.</text:p>
        </text:list-item>
        <text:list-item>
          <text:p text:style-name="P15">Learn from what happened to VB6:</text:p>
          <text:p text:style-name="P15"><text:a xlink:type="simple" xlink:href="http://www.i-programmer.info/news/136-open-source/7454-microsoft-refuses-to-open-source-vb6.html">http://www.i-programmer.info/news/136-open-source/7454-microsoft-refuses-to-open-source-vb6.html</text:a></text:p>
          <text:list>
            <text:list-item>
              <text:p text:style-name="P15">better to use an open-source language. <text:span text:style-name="T5">B</text:span>ecause <text:span text:style-name="T5">an open-source language</text:span> has more supporters, and it will keep developing with time. You won't lose all your investment because of the laguage is abandoned by the controlling company.</text:p>
            </text:list-item>
            <text:list-item>
              <text:p text:style-name="P16">VB6 and Javascript are examples that a<text:span text:style-name="T7">n</text:span> ugly, misunderstood, misused language can also have a large user group <text:span text:style-name="T6">and can be widely used </text:span>because of various reasons.</text:p>
            </text:list-item>
            <text:list-item>
              <text:p text:style-name="P17">the trend now is: web app and cloud computing</text:p>
            </text:list-item>
          </text:list>
        </text:list-item>
        <text:list-item>
          <text:p text:style-name="P18">Programming requires practice: you won't learn how to program just by reading the book, much like you wouldn't learn how to play guitar just by reading a book on how to play guitar.</text:p>
        </text:list-item>
        <text:list-item>
          <text:p text:style-name="P19">It's impossible to learn all at one go. Pick up <text:span text:style-name="T8">2 to 3 best books to read at a time.</text:span></text:p>
        </text:list-item>
        <text:list-item>
          <text:p text:style-name="P20">Defensive programming. </text:p>
        </text:list-item>
        <text:list-item>
          <text:p text:style-name="P21">If a <text:span text:style-name="T9">bad </text:span>thing can happen, it will.</text:p>
        </text:list-item>
        <text:list-item>
          <text:p text:style-name="P22">What you think is neither <text:span text:style-name="T10">a </text:span>sufficient nor <text:span text:style-name="T10">a </text:span>necessary condition of what you do.</text:p>
        </text:list-item>
        <text:list-item>
          <text:p text:style-name="P23">When reading a technical book, it's a good and practical habit to note the key points or key concepts into a notebook, in a draft way. This draft can later be used to remaind me what I have covered, and make my mind clear, and also save me a lot of time to re-read the book from beginning again.</text:p>
        </text:list-item>
        <text:list-item>
          <text:p text:style-name="P24">Doing, observing and thinking is much better than reading and memorizing.</text:p>
        </text:list-item>
        <text:list-item>
          <text:p text:style-name="P25">If a function returns true or false, make sure all cases have a return value.</text:p>
        </text:list-item>
        <text:list-item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6M17S</meta:editing-duration>
    <meta:editing-cycles>46</meta:editing-cycles>
    <meta:generator>LibreOffice/4.2.4.2$Linux_X86_64 LibreOffice_project/420m0$Build-2</meta:generator>
    <dc:date>2014-08-09T10:37:28.025669369</dc:date>
    <meta:document-statistic meta:table-count="0" meta:image-count="0" meta:object-count="0" meta:page-count="1" meta:paragraph-count="33" meta:word-count="502" meta:character-count="2912" meta:non-whitespace-character-count="2473"/>
    <meta:user-defined meta:name="Info 1"/>
    <meta:user-defined meta:name="Info 2"/>
    <meta:user-defined meta:name="Info 3"/>
    <meta:user-defined meta:name="Info 4"/>
  </office:meta>
</office:document-meta>
</file>